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Villard Nathanaël<text:line-break/>18 Rue de la Cassotte<text:line-break/>25000<text:s/>/<text:s/>Besançon<text:line-break/>06.38.04.97.46</text:p>
      <text:p text:style-name="Normal"/>
      <text:p text:style-name="Normal">À<text:s/>Besançon, le<text:s/>27 novembre 2025.</text:p>
      <text:p text:style-name="Normal">NOM DE L'ENTREPRISE<text:line-break/>Nom du responsable du recrutement<text:line-break/>Adresse de l'entreprise</text:p>
      <text:p text:style-name="P2"/>
      <text:p text:style-name="Normal"><text:span text:style-name="T3">Objet : lettre de motivation pour le stag</text:span><text:span text:style-name="T4">e XXXXXXXXXX</text:span><text:line-break/><text:line-break/>Monsieur XXXXXX,<text:line-break/><text:line-break/>Je suis actuellement étudiant en<text:s/>1ère<text:s/>année<text:s/>de BTS au lycée Louis Pergaud<text:s/>de<text:s/>Besançon<text:s/>et je suis à la recherche d’un stage pratique, intégré dans ma formation, pour une durée de<text:s/>5<text:s/>semaines<text:span text:style-name="T5"><text:s/>sur la période du 25 mai au 26 juin</text:span>. Étant passionné par<text:s/>l’informatique<text:s/>et le<text:s/>développement informatique, je suis très intéressé par l’offre de stage et les missions que vous proposez et je pense être la personne qu’il vous faut.<text:line-break/><text:line-break/>En effet, j’ai choisi pour lors de ma formation l’option<text:s/>SLAM (Solutions Logicielles et Applications Métiers)<text:s/>et j’ai donc suivi des cours de<text:s/>développement et cybersécurité<text:s/>qui m’ont permis d’approfondir mes connaissances en<text:s/>base de données et développement web. Sérieux et pragmatique, les expériences acquises durant les différents<text:s/>travaux pratique de ma formation<text:s/>m’ont permis d’aborder et de réaliser des missions en parfaite autonomie.<text:s/><text:line-break/><text:line-break/>Je suis attiré depuis tout jeune par les<text:s/>mathématiques<text:s/>et j’ai toujours été curieux et autodidacte. Je souhaite maintenant orienter ma carrière vers l’informatique<text:s/>et intégrer l'entreprise XXXX, leader dans son domaine, reconnu pour son sérieux et la qualité de ses produits, dans le cadre d'un stage<text:s/>se<text:s/>serait une formidable opportunité pour moi pour découvrir en détail le métier d’informaticien<text:s/>et ses missions !<text:line-break/><text:line-break/>Je me tiens à votre entière disposition pour tous renseignements complémentaires.<text:s/><text:line-break/>Dans l’attente de vous rencontrer, je vous prie d'agréer l'expression de mes respectueuses salutations.</text:p>
      <text:p text:style-name="Normal">Nathanaël Villar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athanaël VILLARD</dc:creator>
    <meta:creation-date>2025-03-29T15:13:00Z</meta:creation-date>
    <dc:date>2025-11-27T10:16:00Z</dc:date>
    <meta:template xlink:href="Normal.dotm" xlink:type="simple"/>
    <meta:editing-cycles>3</meta:editing-cycles>
    <meta:editing-duration>PT1860S</meta:editing-duration>
    <meta:document-statistic meta:page-count="1" meta:paragraph-count="3" meta:word-count="268" meta:character-count="1740" meta:row-count="12" meta:non-whitespace-character-count="1475"/>
  </office:meta>
</office:document-meta>
</file>